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asalization Rg" svg:font-family="'Nasalization Rg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27.30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/>
      <style:paragraph-properties style:writing-mode="lr-tb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font-name="Nasalization Rg" fo:font-size="10pt" fo:language="fr" fo:country="FR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Nasalization Rg" fo:font-size="10pt" fo:language="fr" fo:country="FR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e6e905" loext:opacity="100%" style:text-outline="false" style:text-line-through-style="none" style:text-line-through-type="none" style:font-name="Nasalization Rg" fo:font-size="10pt" fo:language="fr" fo:country="FR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999999" loext:opacity="100%" style:text-outline="false" style:text-line-through-style="none" style:text-line-through-type="none" style:font-name="Nasalization Rg" fo:font-size="10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999999" loext:opacity="100%" style:text-outline="false" style:text-line-through-style="none" style:text-line-through-type="none" style:font-name="Nasalization Rg" fo:font-size="10pt" fo:font-style="normal" fo:text-shadow="none" style:text-underline-style="solid" style:text-underline-width="auto" style:text-underline-color="font-color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ea7500" loext:opacity="100%" style:text-outline="false" style:text-line-through-style="none" style:text-line-through-type="none" style:font-name="Nasalization Rg" fo:font-size="10pt" fo:language="fr" fo:country="FR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b2b2b2" loext:opacity="100%" style:text-outline="false" style:text-line-through-style="none" style:text-line-through-type="none" style:font-name="Nasalization Rg" fo:font-size="10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Nasalization Rg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55308d" loext:opacity="100%" style:text-outline="false" style:text-line-through-style="none" style:text-line-through-type="none" style:font-name="Nasalization Rg" fo:font-size="10pt" fo:language="fr" fo:country="FR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9.007cm" svg:height="27.554cm" svg:x="0.993cm" svg:y="1.146cm">
          <draw:text-box>
            <text:p text:style-name="P1"><text:span text:style-name="T1">HTML</text:span><text:span text:style-name="T2"> : </text:span><text:span text:style-name="T3">Balise structurelle</text:span></text:p>
            <text:p text:style-name="P1"><text:span text:style-name="T3"/></text:p>
            <text:p><text:span text:style-name="T4">Qu’est</text:span><text:span text:style-name="T5"> </text:span><text:span text:style-name="T4">qu’une balise structurelle <text:s/></text:span><text:span text:style-name="T5">?</text:span></text:p>
            <text:p><text:span text:style-name="T6">Une balise structurelle permet de structurer sa page, elle permet d’avoir une certaine organisation pour que le site soit cohérent dans sa construction.</text:span></text:p>
            <text:p><text:span text:style-name="T6"/></text:p>
            <text:p><text:span text:style-name="T7">&lt;!DOCTYPE html&gt; c’est la déclaration du type de document :</text:span></text:p>
            <text:p><text:span text:style-name="T6">Il va nous permettre de déclarer quel type de document nous allons faire, un document html dans notre cas.</text:span></text:p>
            <text:p><text:span text:style-name="T6"/></text:p>
            <text:p><text:span text:style-name="T7">&lt;html&gt;&lt;/html&gt; Il va contenir tous les autres éléments du site :</text:span></text:p>
            <text:p text:style-name="P2"><text:span text:style-name="T6">La balise html va contenir les autres éléments du site le head le body, ainsi que tous les autres éléments.</text:span></text:p>
            <text:p><text:span text:style-name="T6"/></text:p>
            <text:p><text:span text:style-name="T4">&lt;head&gt;&lt;/head&gt; c’est l’entête du site :</text:span></text:p>
            <text:p><text:span text:style-name="T6">Il va permet de contenir certain information importante tel que le titre de la page, nos métas, etc.. </text:span></text:p>
            <text:p><text:span text:style-name="T8"/></text:p>
            <text:p><text:span text:style-name="T8"/></text:p>
            <text:p><text:span text:style-name="T4">&lt;body&gt;&lt;/body&gt; Il va contenir les <text:s/>balise visible sur notre page :</text:span></text:p>
            <text:p><text:span text:style-name="T6">Il va contenir tous les éléments qui seront visible sur le site.</text:span></text:p>
            <text:p><text:span text:style-name="T6"/></text:p>
            <text:p><text:span text:style-name="T4">Balise <text:s/>générale  :</text:span></text:p>
            <text:p><text:span text:style-name="T6"><text:s/></text:span><text:span text:style-name="T6">C'est l’entête de notre site</text:span></text:p>
            <text:p><text:span text:style-name="T9">&lt;header&gt;&lt;/header&gt;</text:span><text:span text:style-name="T9"><text:tab/></text:span><text:span text:style-name="T9"><text:tab/></text:span></text:p>
            <text:p><text:span text:style-name="T6">C'est la barre de navigation de notre site</text:span></text:p>
            <text:p><text:span text:style-name="T9">&lt;nav&gt;&lt;/nav&gt;</text:span></text:p>
            <text:p text:style-name="P2"><text:span text:style-name="T6">Permet de définir une section le site peut en contenir plusieurs</text:span></text:p>
            <text:p><text:span text:style-name="T9">&lt;section&gt;&lt;/section&gt;</text:span></text:p>
            <text:p><text:span text:style-name="T6">Optionnel : Permet d'afficher du contenu supplémentaire </text:span></text:p>
            <text:p><text:span text:style-name="T9">&lt;aside&gt;&lt;/aside&gt;</text:span></text:p>
            <text:p><text:span text:style-name="T6">C'est le bas de page</text:span></text:p>
            <text:p><text:span text:style-name="T9">&lt;footer&gt;&lt;/footer&gt;</text:span></text:p>
            <text:p><text:span text:style-name="T9"/></text:p>
            <text:p><text:span text:style-name="T6">Permet de créer un contenu autonome, qui est indépendant du site</text:span></text:p>
            <text:p><text:span text:style-name="T9">&lt;article class="nom_class"&gt;&lt;/article&gt;</text:span></text:p>
            <text:p><text:span text:style-name="T6">Balise générique block</text:span></text:p>
            <text:p><text:span text:style-name="T9">&lt;div&gt;&lt;/div&gt;</text:span></text:p>
            <text:p><text:span text:style-name="T6">Balise générique inline</text:span></text:p>
            <text:p><text:span text:style-name="T9">&lt;span&gt;&lt;/span&gt; </text:span></text:p>
            <text:p><text:span text:style-name="T9"/></text:p>
            <text:p><text:span text:style-name="T9"/></text:p>
            <text:p text:style-name="P2"><text:span text:style-name="T4">Class et ID :</text:span></text:p>
            <text:p text:style-name="P2"><text:span text:style-name="T6">Les class et les id servent de référence d’appel pour notre feuille Css</text:span></text:p>
            <text:p text:style-name="P2"><text:span text:style-name="T6"/></text:p>
            <text:p text:style-name="P2"><text:span text:style-name="T6">Permet d’appeler une class ayant tous la même référence nom_class --&gt; .class</text:span></text:p>
            <text:p text:style-name="P2"><text:span text:style-name="T9">&lt;div class="nom_class"&gt;&lt;/div&gt;</text:span></text:p>
            <text:p text:style-name="P2"><text:span text:style-name="T9">&lt;div class="nom_class"&gt;&lt;/div&gt;</text:span></text:p>
            <text:p text:style-name="P2"><text:span text:style-name="T9">&lt;div class="nom_class"&gt;&lt;/div&gt;</text:span></text:p>
            <text:p text:style-name="P2"><text:span text:style-name="T6"/></text:p>
            <text:p text:style-name="P2"><text:span text:style-name="T6"><text:s/></text:span><text:span text:style-name="T6">Permet d'utilisé un identifiant unique, ayant que une référence --&gt; #id</text:span></text:p>
            <text:p text:style-name="P2"><text:span text:style-name="T9">&lt;div class="nom_id"&gt;&lt;/div&gt;</text:span></text:p>
            <text:p text:style-name="P2"><text:span text:style-name="T9"/></text:p>
            <text:p text:style-name="P2"><text:span text:style-name="T9"/></text:p>
            <text:p text:style-name="P2"><text:span text:style-name="T4">Structure type HTML :</text:span></text:p>
            <text:p text:style-name="P2"><text:span text:style-name="T9">&lt;!Doctype html&gt;</text:span></text:p>
            <text:p text:style-name="P2"><text:span text:style-name="T9">&lt;html lang=”fr”&gt;</text:span></text:p>
            <text:p text:style-name="P2"><text:span text:style-name="T9"><text:tab/></text:span><text:span text:style-name="T9">&lt;head&gt;</text:span></text:p>
            <text:p text:style-name="P2"><text:span text:style-name="T9"><text:tab/></text:span><text:span text:style-name="T9">&lt;/head&gt;</text:span></text:p>
            <text:p text:style-name="P2"><text:span text:style-name="T9"><text:tab/></text:span><text:span text:style-name="T9">&lt;body&gt;</text:span></text:p>
            <text:p text:style-name="P2"><text:span text:style-name="T9"><text:tab/></text:span><text:span text:style-name="T9"><text:tab/></text:span><text:span text:style-name="T9">&lt;header&gt;&lt;/header&gt;</text:span></text:p>
            <text:p text:style-name="P2"><text:span text:style-name="T9"><text:tab/></text:span><text:span text:style-name="T9"><text:tab/></text:span><text:span text:style-name="T9">&lt;nav&gt;&lt;/nav&gt;</text:span></text:p>
            <text:p text:style-name="P2"><text:span text:style-name="T9"><text:tab/></text:span><text:span text:style-name="T9"><text:tab/></text:span><text:span text:style-name="T9">&lt;section&gt;&lt;/section&gt;</text:span></text:p>
            <text:p text:style-name="P2"><text:span text:style-name="T9"><text:tab/></text:span><text:span text:style-name="T9"><text:tab/></text:span><text:span text:style-name="T9">&lt;aside&gt;&lt;/aside&gt;</text:span></text:p>
            <text:p text:style-name="P2"><text:span text:style-name="T9"><text:tab/></text:span><text:span text:style-name="T9"><text:tab/></text:span><text:span text:style-name="T9">&lt;footer&gt;&lt;/footer&gt;</text:span></text:p>
            <text:p text:style-name="P2"><text:span text:style-name="T9"><text:tab/></text:span><text:span text:style-name="T9">&lt;/body&gt;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asalization Rg" svg:font-family="'Nasalization Rg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36.093000000</meta:creation-date>
    <meta:generator>LibreOffice/7.0.3.1$Windows_X86_64 LibreOffice_project/d7547858d014d4cf69878db179d326fc3483e082</meta:generator>
    <dc:date>2021-01-07T17:41:57.943000000</dc:date>
    <meta:editing-duration>PT10M14S</meta:editing-duration>
    <meta:editing-cycles>4</meta:editing-cycles>
    <meta:document-statistic meta:object-count="1"/>
  </office:meta>
</office:document-meta>
</file>